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03a8f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3a8fe" officeooo:paragraph-rsid="0003a8f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03a8fe" style:font-size-asian="12pt" style:font-size-complex="12pt"/>
    </style:style>
    <style:style style:name="T1" style:family="text">
      <style:text-properties officeooo:rsid="0003a8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ces préparatoires à la remédiation de DEV1 en Q2</text:p>
      <text:p text:style-name="P1"/>
      <text:p text:style-name="P1"/>
      <text:p text:style-name="P4">1. <text:span text:style-name="T1">Sur cette</text:span> feuille de papier, met<text:span text:style-name="T1">tez votre</text:span> nom en haut à gauche.</text:p>
      <text:p text:style-name="P4"/>
      <text:p text:style-name="P4">2. <text:span text:style-name="T1">Écrivez</text:span> le nom <text:span text:style-name="T1">d'un type de variable en algorithmique.</text:span></text:p>
      <text:p text:style-name="P4"/>
      <text:p text:style-name="P4"><text:span text:style-name="T1">3</text:span>. <text:span text:style-name="T1">Écrivez</text:span> <text:span text:style-name="T1">le type de variable correspondant en Java.</text:span></text:p>
      <text:p text:style-name="P4"/>
      <text:p text:style-name="P4">4. Construis<text:span text:style-name="T1">ez</text:span> un tableau comprenant <text:span text:style-name="T1">4</text:span> cases; <text:span text:style-name="T1">remplissez-le de 4 valeurs entières.</text:span></text:p>
      <text:p text:style-name="P4"/>
      <text:p text:style-name="P4">5. Indique<text:span text:style-name="T1">z</text:span> ensuite si <text:span text:style-name="T1">vous avez</text:span> éprouvé des difficultés pour réaliser ce tableau et pourquoi.</text:p>
      <text:p text:style-name="P4"/>
      <text:p text:style-name="P4"><text:span text:style-name="T1">6</text:span>. <text:span text:style-name="T1">Écrivez</text:span> sur <text:span text:style-name="T1">l</text:span>a feuille <text:span text:style-name="T1">l'instruction Java qui affiche</text:span> « J’ai bien lu l’ensemble des consignes avant de commencer l’exercice ».</text:p>
      <text:p text:style-name="P4"/>
      <text:p text:style-name="P4"><text:span text:style-name="T1">7</text:span>. Indique<text:span text:style-name="T1">z</text:span>, en maximum 10 lignes, ce que <text:span text:style-name="T1">vous avez</text:span> retenu de l’exercice.</text:p>
      <text:p text:style-name="P4"/>
      <text:p text:style-name="P4"><text:span text:style-name="T1">8</text:span>. Ne réalise<text:span text:style-name="T1">z</text:span> que les consignes <text:span text:style-name="T1">un</text:span> et <text:span text:style-name="T1">six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22:49:24.152584641</meta:creation-date>
    <dc:date>2015-01-29T23:01:58.328754349</dc:date>
    <meta:editing-duration>P0D</meta:editing-duration>
    <meta:editing-cycles>1</meta:editing-cycles>
    <meta:document-statistic meta:table-count="0" meta:image-count="0" meta:object-count="0" meta:page-count="1" meta:paragraph-count="9" meta:word-count="111" meta:character-count="652" meta:non-whitespace-character-count="549"/>
    <meta:generator>LibreOffice/4.2.7.2$Linux_X86_64 LibreOffice_project/420m0$Build-2</meta:generator>
  </office:meta>
</office:document-meta>
</file>